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995" officeooo:paragraph-rsid="000b3995"/>
    </style:style>
    <style:style style:name="P2" style:family="paragraph" style:parent-style-name="Standard">
      <style:paragraph-properties fo:text-align="center" style:justify-single-word="false"/>
      <style:text-properties officeooo:rsid="000be8e2" officeooo:paragraph-rsid="000be8e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b3995" officeooo:paragraph-rsid="000b3995"/>
    </style:style>
    <style:style style:name="P4" style:family="paragraph" style:parent-style-name="Standard" style:list-style-name="L1" style:master-page-name="">
      <loext:graphic-properties draw:fill="none"/>
      <style:paragraph-properties fo:margin-left="2.3cm" fo:margin-right="0cm" fo:text-align="justify" style:justify-single-word="false" fo:text-indent="-1cm" style:auto-text-indent="false" style:page-number="auto" fo:background-color="transparent"/>
      <style:text-properties officeooo:rsid="000b3995" officeooo:paragraph-rsid="000b3995"/>
    </style:style>
    <style:style style:name="P5" style:family="paragraph" style:parent-style-name="Standard" style:list-style-name="L1">
      <loext:graphic-properties draw:fill="none"/>
      <style:paragraph-properties fo:margin-left="2.3cm" fo:margin-right="0cm" fo:text-align="justify" style:justify-single-word="false" fo:text-indent="-1cm" style:auto-text-indent="false" fo:background-color="transparent"/>
      <style:text-properties officeooo:rsid="000b3995" officeooo:paragraph-rsid="000b3995"/>
    </style:style>
    <style:style style:name="P6" style:family="paragraph" style:parent-style-name="Standard" style:list-style-name="L1" style:master-page-name="">
      <loext:graphic-properties draw:fill="none"/>
      <style:paragraph-properties fo:margin-left="2.2cm" fo:margin-right="0cm" fo:text-align="justify" style:justify-single-word="false" fo:text-indent="-0.9cm" style:auto-text-indent="false" style:page-number="auto" fo:background-color="transparent">
        <style:tab-stops>
          <style:tab-stop style:position="0.298cm"/>
        </style:tab-stops>
      </style:paragraph-properties>
      <style:text-properties officeooo:rsid="000b3995" officeooo:paragraph-rsid="000b3995"/>
    </style:style>
    <style:style style:name="P7" style:family="paragraph" style:parent-style-name="Standard">
      <loext:graphic-properties draw:fill="none"/>
      <style:paragraph-properties fo:margin-left="2.2cm" fo:margin-right="0cm" fo:text-align="justify" style:justify-single-word="false" fo:text-indent="-0.9cm" style:auto-text-indent="false" fo:background-color="transparent">
        <style:tab-stops>
          <style:tab-stop style:position="0.298cm"/>
        </style:tab-stops>
      </style:paragraph-properties>
      <style:text-properties officeooo:rsid="000b3995" officeooo:paragraph-rsid="000b3995"/>
    </style:style>
    <style:style style:name="P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officeooo:rsid="000b3995" officeooo:paragraph-rsid="000b3995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>
        <style:tab-stops>
          <style:tab-stop style:position="0.298cm"/>
        </style:tab-stops>
      </style:paragraph-properties>
      <style:text-properties officeooo:rsid="000b3995" officeooo:paragraph-rsid="000b3995"/>
    </style:style>
    <style:style style:name="P10" style:family="paragraph" style:parent-style-name="Standard">
      <style:paragraph-properties fo:text-align="justify" style:justify-single-word="false"/>
      <style:text-properties officeooo:rsid="000b3995" officeooo:paragraph-rsid="000b3995"/>
    </style:style>
    <style:style style:name="P11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12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officeooo:rsid="000b3995" officeooo:paragraph-rsid="000b3995"/>
    </style:style>
    <style:style style:name="P13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14" style:family="paragraph" style:parent-style-name="Standard">
      <loext:graphic-properties draw:fill="none"/>
      <style:paragraph-properties fo:margin-left="1.9cm" fo:margin-right="0cm" fo:text-align="justify" style:justify-single-word="false" fo:text-indent="0cm" style:auto-text-indent="false" fo:background-color="transparent"/>
      <style:text-properties officeooo:rsid="000b3995" officeooo:paragraph-rsid="000b3995"/>
    </style:style>
    <style:style style:name="P15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16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officeooo:rsid="000b3995" officeooo:paragraph-rsid="000b3995"/>
    </style:style>
    <style:style style:name="P1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rsid="000b3995" officeooo:paragraph-rsid="000b3995"/>
    </style:style>
    <style:style style:name="P1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20" style:family="paragraph" style:parent-style-name="Standard">
      <loext:graphic-properties draw:fill="none"/>
      <style:paragraph-properties fo:margin-left="2.3cm" fo:margin-right="0cm" fo:text-align="justify" style:justify-single-word="false" fo:text-indent="-1cm" style:auto-text-indent="false" fo:background-color="transparent"/>
      <style:text-properties officeooo:rsid="000b3995" officeooo:paragraph-rsid="000b3995"/>
    </style:style>
    <style:style style:name="P21" style:family="paragraph" style:parent-style-name="Standard" style:master-page-name="">
      <loext:graphic-properties draw:fill="none"/>
      <style:paragraph-properties fo:margin-left="1.401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22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/>
      <style:text-properties officeooo:rsid="000b3995" officeooo:paragraph-rsid="000b3995"/>
    </style:style>
    <style:style style:name="P23" style:family="paragraph" style:parent-style-name="Standard" style:master-page-name="">
      <loext:graphic-properties draw:fill="none"/>
      <style:paragraph-properties fo:margin-left="1.401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0b3995"/>
    </style:style>
    <style:style style:name="P24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0b3995" officeooo:paragraph-rsid="00140080"/>
    </style:style>
    <style:style style:name="P2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rsid="000b3995" officeooo:paragraph-rsid="00140080"/>
    </style:style>
    <style:style style:name="T1" style:family="text">
      <style:text-properties officeooo:rsid="000dc322"/>
    </style:style>
    <style:style style:name="T2" style:family="text">
      <style:text-properties officeooo:rsid="0012c8ef"/>
    </style:style>
    <style:style style:name="T3" style:family="text">
      <style:text-properties officeooo:rsid="00140080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CAMP ORACLE Y JAVA</text:p>
      <text:p text:style-name="P1">MODULO II: ORACLE</text:p>
      <text:p text:style-name="P2">Presentado por: Herbert Fernández Tamayo</text:p>
      <text:p text:style-name="P1"/>
      <text:p text:style-name="P1">DESARROLLO DE PRACTICAS SQL</text:p>
      <text:p text:style-name="P1"/>
      <text:list text:style-name="L1">
        <text:list-item>
          <text:p text:style-name="P3">MODULO 4</text:p>
          <text:list>
            <text:list-item>
              <text:p text:style-name="P3">Practicas con Select</text:p>
            </text:list-item>
          </text:list>
        </text:list-item>
      </text:list>
      <text:p text:style-name="P11">• Visualizar el nombre y el número de teléfono de los empleados</text:p>
      <text:p text:style-name="P12"/>
      <text:p text:style-name="P12"/>
      <text:p text:style-name="P12">• Visualizar el nombre y el tipo de trabajo de los empleados (FIRST_NAME,</text:p>
      <text:p text:style-name="P12">JOB_ID). Debe aparecer en la cabecera NOMBRE Y Tipo de Trabajo.</text:p>
      <text:p text:style-name="P12"/>
      <text:p text:style-name="P12"/>
      <text:p text:style-name="P12">• Selecciona todas las columnas de la tabla REGIONS</text:p>
      <text:p text:style-name="P12"/>
      <text:p text:style-name="P12"/>
      <text:p text:style-name="P12">• Indicar los nombres de los países de la tabla COUNTRIES</text:p>
      <text:p text:style-name="P12"/>
      <text:p text:style-name="P12"/>
      <text:p text:style-name="P12">• Seleccionar las columnas STREET_ADDRESS, CITY, STATE_PROVINCE de</text:p>
      <text:p text:style-name="P12">la table LOCATIONS. Debemos poner las columnas como dirección, Ciudad y</text:p>
      <text:p text:style-name="P12">Estado</text:p>
      <text:p text:style-name="P12"/>
      <text:p text:style-name="P12"/>
      <text:list text:continue-numbering="true" text:style-name="L1">
        <text:list-item>
          <text:list>
            <text:list-item>
              <text:p text:style-name="P3">Practicas con Literales</text:p>
            </text:list-item>
          </text:list>
        </text:list-item>
      </text:list>
      <text:p text:style-name="P13">Crear la consulta para visualizar los siguientes datos, usando el operador de</text:p>
      <text:p text:style-name="P14">concatenación ||</text:p>
      <text:p text:style-name="P14"/>
      <text:p text:style-name="P14"/>
      <text:p text:style-name="P14">Crear la siguiente consulta</text:p>
      <text:p text:style-name="P14"/>
      <text:p text:style-name="P14"/>
      <text:list text:continue-numbering="true" text:style-name="L1">
        <text:list-item>
          <text:list>
            <text:list-item>
              <text:p text:style-name="P3">Practicas con Distinct</text:p>
            </text:list-item>
          </text:list>
        </text:list-item>
      </text:list>
      <text:p text:style-name="P13">• Visualizar las ciudades donde hay departamentos, de la tabla locations. No</text:p>
      <text:p text:style-name="P14">deben salir repetidos</text:p>
      <text:p text:style-name="P14"/>
      <text:p text:style-name="P14"/>
      <text:p text:style-name="P14">• Visualizar los distintos tipos de JOB_ID por departamento de la tabla</text:p>
      <text:p text:style-name="P14">Employees.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1">
        <text:list-item>
          <text:p text:style-name="P3"><text:soft-page-break/>MODULO 5</text:p>
          <text:list>
            <text:list-item>
              <text:p text:style-name="P3">Practicas con Where</text:p>
            </text:list-item>
          </text:list>
        </text:list-item>
      </text:list>
      <text:p text:style-name="P13">• Averigua los empleados que trabajen en el departamento 100</text:p>
      <text:p text:style-name="P14"/>
      <text:p text:style-name="P14"/>
      <text:p text:style-name="P14">• Usando la tabla LOCATIONS, averigua el nombre de la Ciudad (city) y la</text:p>
      <text:p text:style-name="P14">dirección (Street_address) de los departamentos situados en Estados Unidos</text:p>
      <text:p text:style-name="P14">(COUNTRY_ID=US)</text:p>
      <text:p text:style-name="P14"/>
      <text:p text:style-name="P14"/>
      <text:p text:style-name="P14">• Visualiza los países que están en la región 3. (REGION_ID de la tabla</text:p>
      <text:p text:style-name="P14">COUNTRIES</text:p>
      <text:p text:style-name="P14"/>
      <text:p text:style-name="P14"/>
      <text:p text:style-name="P14">• Averiguar el nombre y salario de los empleados que NO tengan como jefe al</text:p>
      <text:p text:style-name="P14">MANAGER 114 (columna MANAGER_ID)</text:p>
      <text:p text:style-name="P14"/>
      <text:p text:style-name="P14"/>
      <text:p text:style-name="P14">• Visualizar los empleados que empezaron a trabajar a partir del año 2006</text:p>
      <text:p text:style-name="P14"/>
      <text:p text:style-name="P14"/>
      <text:p text:style-name="P14">• Seleccionar los empleados que tenga como tipo de trabajo ‘ST_CLERK’</text:p>
      <text:p text:style-name="P14"/>
      <text:p text:style-name="P14"/>
      <text:p text:style-name="P14">• Indicar los datos de los empleados que tengan como apellidos “Smith”</text:p>
      <text:p text:style-name="P14">(LAST_NAME)</text:p>
      <text:p text:style-name="P14"/>
      <text:p text:style-name="P14"/>
      <text:list text:continue-numbering="true" text:style-name="L1">
        <text:list-item>
          <text:list>
            <text:list-item>
              <text:p text:style-name="P3">Practicas con Like</text:p>
            </text:list-item>
          </text:list>
        </text:list-item>
      </text:list>
      <text:p text:style-name="P13">• Indicar los datos de los empleados cuyo FIRST_NAME empieza por ‘J’</text:p>
      <text:p text:style-name="P14"/>
      <text:p text:style-name="P14"/>
      <text:p text:style-name="P14">• Averiguar los empleados que comienzan por ‘S’ y terminan en ‘n’</text:p>
      <text:p text:style-name="P14"/>
      <text:p text:style-name="P14"/>
      <text:p text:style-name="P14">• Indicar los países que tienen una “r” en la segunda letra (Tabla COUNTRIES)</text:p>
      <text:p text:style-name="P14"/>
      <text:p text:style-name="P14"/>
      <text:list text:continue-numbering="true" text:style-name="L1">
        <text:list-item>
          <text:list>
            <text:list-item>
              <text:p text:style-name="P3">Practicas con Is Null</text:p>
            </text:list-item>
          </text:list>
        </text:list-item>
      </text:list>
      <text:p text:style-name="P13">• Listar las ciudades de la tabla LOCATIONS no tienen STATE_PROVINCE</text:p>
      <text:p text:style-name="P14"/>
      <text:p text:style-name="P14"/>
      <text:p text:style-name="P14">• Averiguar el nombre, salario y comisión de aquellos empleados que tienen</text:p>
      <text:p text:style-name="P14">comisión. También debemos visualizar una columna calculada denominada</text:p>
      <text:p text:style-name="P14">“Sueldo Total”, que sea el sueldo más la comisión</text:p>
      <text:p text:style-name="P14"/>
      <text:p text:style-name="P14"/>
      <text:p text:style-name="P14"/>
      <text:p text:style-name="P14"/>
      <text:list text:continue-numbering="true" text:style-name="L1">
        <text:list-item>
          <text:list>
            <text:list-item>
              <text:p text:style-name="P3"><text:soft-page-break/>Practicas con AND, OR, NOT</text:p>
            </text:list-item>
          </text:list>
        </text:list-item>
      </text:list>
      <text:p text:style-name="P13">• Obtener el nombre y la fecha de la entrada y el tipo de trabajo de los</text:p>
      <text:p text:style-name="P14">empleados que sean IT_PROG y que ganen menos de 6000 dólares</text:p>
      <text:p text:style-name="P14"/>
      <text:p text:style-name="P14"/>
      <text:p text:style-name="P14">• Seleccionar los empleados que trabajen en el departamento 50 o 80,</text:p>
      <text:p text:style-name="P14">cuyo nombre comience por S y que ganen más de 3000 dólares.</text:p>
      <text:p text:style-name="P14"/>
      <text:p text:style-name="P14"/>
      <text:p text:style-name="P14">• ¿Qué empleados de job_id IT_PROG tienen un prefijo 5 en el teléfono</text:p>
      <text:p text:style-name="P14">y entraron en la empresa en el año 2007?</text:p>
      <text:p text:style-name="P14"/>
      <text:p text:style-name="P14"/>
      <text:list text:continue-numbering="true" text:style-name="L1">
        <text:list-item>
          <text:p text:style-name="P3">MODULO 6</text:p>
          <text:list>
            <text:list-item>
              <text:p text:style-name="P3">Practicas con funciones carácter</text:p>
            </text:list-item>
          </text:list>
        </text:list-item>
      </text:list>
      <text:p text:style-name="P13">• En la tabla LOCATIONS, averiguar las ciudades que son de Canada o</text:p>
      <text:p text:style-name="P14">Estados unidos (Country_id=CA o US) y que la longitud del nombre de la</text:p>
      <text:p text:style-name="P14">calle sea superior a 15.</text:p>
      <text:p text:style-name="P14"/>
      <text:p text:style-name="P14"/>
      <text:p text:style-name="P14">• Muestra la longitud del nombre y el salario anual (por 14) para los</text:p>
      <text:p text:style-name="P14">empleados cuyo apellido contenga el carácter 'b' después de la 3ª</text:p>
      <text:p text:style-name="P14">posición.</text:p>
      <text:p text:style-name="P14"/>
      <text:p text:style-name="P14"/>
      <text:p text:style-name="P14">• Averiguar los empleados que ganan entre 4000 y 7000 euros y que</text:p>
      <text:p text:style-name="P14">tienen alguna 'a' en el nombre. (Debemos usar INSTR y da igual que sea</text:p>
      <text:p text:style-name="P14">mayúscula que minúsculas) y que tengan comisión.</text:p>
      <text:p text:style-name="P14"/>
      <text:p text:style-name="P14"/>
      <text:p text:style-name="P14">• Visualizar las iniciales de nombre y apellidos separados por puntos.</text:p>
      <text:p text:style-name="P14"/>
      <text:p text:style-name="P14">• Mostrar empleados donde el nombre o apellido comienza con S..</text:p>
      <text:p text:style-name="P14"/>
      <text:p text:style-name="P14"/>
      <text:p text:style-name="P14">• Visualizar el nombre del empleado, su salario, y con asteriscos, el</text:p>
      <text:p text:style-name="P14">número miles de dólares que gana. Se asocia ejemplo. (PISTA: se</text:p>
      <text:p text:style-name="P14">puede usar RPAD. Ordenado por salario</text:p>
      <text:p text:style-name="P14"/>
      <text:p text:style-name="P14"/>
      <text:list text:continue-numbering="true" text:style-name="L1">
        <text:list-item>
          <text:list>
            <text:list-item>
              <text:p text:style-name="P3">Practicas con funciones de Fecha</text:p>
            </text:list-item>
          </text:list>
        </text:list-item>
      </text:list>
      <text:p text:style-name="P13">• Indicar el número de días que los empleados llevan en la empresa</text:p>
      <text:p text:style-name="P14"/>
      <text:p text:style-name="P14"/>
      <text:p text:style-name="P14">• Indicar la fecha que será dentro de 15 días</text:p>
      <text:p text:style-name="P14"/>
      <text:p text:style-name="P14"/>
      <text:p text:style-name="P14"/>
      <text:p text:style-name="P14"/>
      <text:p text:style-name="P14"><text:soft-page-break/>• ¿Cuántos MESES faltan para la navidad? La cifra debe salir</text:p>
      <text:p text:style-name="P14">redondeada, con 1 decimal</text:p>
      <text:p text:style-name="P14"/>
      <text:p text:style-name="P14"/>
      <text:p text:style-name="P14">• Indicar la fecha de entrada de un empleado y el último día del mes que</text:p>
      <text:p text:style-name="P14">entró</text:p>
      <text:p text:style-name="P14"/>
      <text:p text:style-name="P14"/>
      <text:p text:style-name="P14">• Utilizando la función ROUND, indicar los empleados que entraron en los</text:p>
      <text:p text:style-name="P14">últimos 15 días de cada mes</text:p>
      <text:p text:style-name="P14"/>
      <text:p text:style-name="P14"/>
      <text:p text:style-name="P14"/>
      <text:p text:style-name="P14"/>
      <text:list text:continue-numbering="true" text:style-name="L1">
        <text:list-item>
          <text:p text:style-name="P3">MODULO 7</text:p>
          <text:list>
            <text:list-item>
              <text:p text:style-name="P3">Practicas con la funcion TO CHAR</text:p>
            </text:list-item>
          </text:list>
        </text:list-item>
      </text:list>
      <text:p text:style-name="P13">•Indicar los empleados que entraron en Mayo en la empresa. Debemos</text:p>
      <text:p text:style-name="P14">buscar por la abreviatura del mes</text:p>
      <text:p text:style-name="P14"/>
      <text:p text:style-name="P14"><text:span text:style-name="T1">I</text:span>ndicar los empleados que entraron en el año 2007, utilizando la función</text:p>
      <text:p text:style-name="P14">to_char</text:p>
      <text:p text:style-name="P14"/>
      <text:p text:style-name="P14">¿Qué día de la semana en letra era el día que naciste?</text:p>
      <text:p text:style-name="P14"/>
      <text:p text:style-name="P14">•Averiguar los empleados que entraron en el mes de Junio. Debemos</text:p>
      <text:p text:style-name="P14">preguntar por el mes en letra. Nota: La función TO_CHAR puede</text:p>
      <text:p text:style-name="P14">devolver espacios a la derecha)</text:p>
      <text:p text:style-name="P14"/>
      <text:p text:style-name="P14">•Visualizar el salario de los empleados con dos decimales y en dólares y</text:p>
      <text:p text:style-name="P14">también en la moneda local (el ejemplo es con euros, suponiendo que el</text:p>
      <text:p text:style-name="P14">cambio esté en 0,79$)</text:p>
      <text:p text:style-name="P14"/>
      <text:p text:style-name="P14"/>
      <text:p text:style-name="P14"/>
      <text:list text:continue-numbering="true" text:style-name="L1">
        <text:list-item>
          <text:list>
            <text:list-item>
              <text:p text:style-name="P3">Practicas con la funcion TO DATE y TO NUMBER</text:p>
            </text:list-item>
          </text:list>
        </text:list-item>
      </text:list>
      <text:p text:style-name="P13">•Convertir las siguientes cadenas a números</text:p>
      <text:p text:style-name="P14"/>
      <text:p text:style-name="P14">• Convertir los 3 primeros caracteres del número de teléfono en números y</text:p>
      <text:p text:style-name="P14">multiplicarlos por 2.</text:p>
      <text:p text:style-name="P14"/>
      <text:p text:style-name="P14"/>
      <text:p text:style-name="P14">• Convertir las siguientes cadenas en fecha (NOTA: el mes lo debemos</text:p>
      <text:p text:style-name="P14">poner en el idioma que tengamos en el SqlDeveloper.</text:p>
      <text:p text:style-name="P14"/>
      <text:p text:style-name="P14"/>
      <text:p text:style-name="P14"/>
      <text:p text:style-name="P14"/>
      <text:p text:style-name="P14"/>
      <text:p text:style-name="P14"/>
      <text:list text:continue-numbering="true" text:style-name="L1">
        <text:list-item>
          <text:p text:style-name="P3"><text:soft-page-break/>MODULO 8</text:p>
          <text:list>
            <text:list-item>
              <text:p text:style-name="P3">Practicas con filtrado de Nulos</text:p>
            </text:list-item>
          </text:list>
        </text:list-item>
      </text:list>
      <text:p text:style-name="P15">• De la tabla LOCATIONS visualizar el nombre de la ciudad y el estado-</text:p>
      <text:p text:style-name="P16">provincia. En el caso de que no tenga que aparezca el texto “No tiene”</text:p>
      <text:p text:style-name="P16"/>
      <text:p text:style-name="P16"/>
      <text:p text:style-name="P16"/>
      <text:p text:style-name="P16">• Visualizar el salario de los empleados incrementado en la comisión</text:p>
      <text:p text:style-name="P16">(PCT_COMMISSION). Si no tiene comisión solo debe salir el salario</text:p>
      <text:p text:style-name="P16"/>
      <text:p text:style-name="P16"/>
      <text:p text:style-name="P16"/>
      <text:p text:style-name="P16">• Seleccionar el nombre del departamento y el manager_id. Si no tiene,</text:p>
      <text:p text:style-name="P16">debe salir un -1</text:p>
      <text:p text:style-name="P16"/>
      <text:p text:style-name="P16"/>
      <text:p text:style-name="P16"/>
      <text:p text:style-name="P16">• De la tabla LOCATIONS, devolver NULL si la ciudad y la provincia son</text:p>
      <text:p text:style-name="P16">iguales. Si no son iguales devolver la CITY.</text:p>
      <text:p text:style-name="P10"/>
      <text:p text:style-name="P10"/>
      <text:p text:style-name="P10"/>
      <text:list text:continue-numbering="true" text:style-name="L1">
        <text:list-item>
          <text:p text:style-name="P3">MODULO 9</text:p>
          <text:list>
            <text:list-item>
              <text:p text:style-name="P3">Practicas con expresiones condicionales</text:p>
            </text:list-item>
          </text:list>
        </text:list-item>
      </text:list>
      <text:p text:style-name="P17">•Visualizar los siguientes datos con CASE.</text:p>
      <text:p text:style-name="P18">o Si el departamento es 50 ponemos Transporte</text:p>
      <text:p text:style-name="P18">o Si el departamento es 90 ponemos Dirección</text:p>
      <text:p text:style-name="P18">o Cualquier otro número ponemos “Otro departamento”</text:p>
      <text:p text:style-name="P18"/>
      <text:p text:style-name="P18"/>
      <text:p text:style-name="P18">•Mostrar de la tabla LOCATIONS, la ciudad y el país. Ponemos los</text:p>
      <text:p text:style-name="P18">siguientes datos dependiendo de COUNTRY_ID.</text:p>
      <text:p text:style-name="P18">o Si es US y CA ponemos América del Norte</text:p>
      <text:p text:style-name="P18">o Si es CH, UK, DE,IT ponemos Europa</text:p>
      <text:p text:style-name="P18">o Si es BR ponemos América del Sur</text:p>
      <text:p text:style-name="P18">o Si no es ninguno ponemos ‘Otra zona’</text:p>
      <text:p text:style-name="P18"/>
      <text:p text:style-name="P18"/>
      <text:p text:style-name="P18">•Realizar el primer ejercicio con DECODE en vez de con CAS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3"><text:soft-page-break/>MODULO 10</text:p>
          <text:list>
            <text:list-item>
              <text:p text:style-name="P3">Funciones con grupos</text:p>
            </text:list-item>
          </text:list>
        </text:list-item>
      </text:list>
      <text:p text:style-name="P17">• Indicar el número de empleados del departamento 50</text:p>
      <text:p text:style-name="P18"/>
      <text:p text:style-name="P18"/>
      <text:p text:style-name="P18">• Indicar el número de empleados que entraron en el año 2007 a trabajar</text:p>
      <text:p text:style-name="P18"/>
      <text:p text:style-name="P18"/>
      <text:p text:style-name="P18">• Indicar la diferencia entre el sueldo más alto y al mínimo</text:p>
      <text:p text:style-name="P18"/>
      <text:p text:style-name="P18"/>
      <text:p text:style-name="P18">• Visualizar la suma del salario del departamento 100</text:p>
      <text:p text:style-name="P18"/>
      <text:p text:style-name="P18"/>
      <text:p text:style-name="P18">• Mostrar el salario medio por departamento, con dos decimales</text:p>
      <text:p text:style-name="P18"/>
      <text:p text:style-name="P18"/>
      <text:p text:style-name="P18">• Mostrar el country_id y el número de ciudades que hay en ese país.</text:p>
      <text:p text:style-name="P18"/>
      <text:p text:style-name="P18"/>
      <text:p text:style-name="P18">• Mostrar el promedio de salario de los empleados por departamento que</text:p>
      <text:p text:style-name="P18">tengan comisión</text:p>
      <text:p text:style-name="P18"/>
      <text:p text:style-name="P18"/>
      <text:p text:style-name="P18">• Mostrar los años en que ingresaron más de 10 empleados</text:p>
      <text:p text:style-name="P18"/>
      <text:p text:style-name="P18"/>
      <text:p text:style-name="P18">• Mostrar por departamento y año el número de empleados que</text:p>
      <text:p text:style-name="P18">ingresaron</text:p>
      <text:p text:style-name="P18"/>
      <text:p text:style-name="P18"/>
      <text:p text:style-name="P18">• Mostrar los departament_id de los departamentos que tienen managers</text:p>
      <text:p text:style-name="P18">que tienen a cargo más de 5 empleados</text:p>
      <text:p text:style-name="P18"/>
      <text:p text:style-name="P18"/>
      <text:list text:continue-numbering="true" text:style-name="L1">
        <text:list-item>
          <text:p text:style-name="P3">MODULO 11</text:p>
          <text:list>
            <text:list-item>
              <text:p text:style-name="P3">Practicas con Joins-Natural</text:p>
            </text:list-item>
          </text:list>
        </text:list-item>
      </text:list>
      <text:p text:style-name="P17">• Visualizar el nombre del país y el nombre de la región. (tablas COUNTRIES</text:p>
      <text:p text:style-name="P18">y REGIONS). Usar un natural join</text:p>
      <text:p text:style-name="P18"/>
      <text:p text:style-name="P18"/>
      <text:p text:style-name="P18"/>
      <text:p text:style-name="P18">• Usando el ejemplo anterior visualizar también el nombre de la ciudad</text:p>
      <text:p text:style-name="P18">añadiendo una nueva tabla (LOCATIONS)</text:p>
      <text:p text:style-name="P18"/>
      <text:p text:style-name="P18"/>
      <text:p text:style-name="P18"/>
      <text:p text:style-name="P18"/>
      <text:p text:style-name="P18"/>
      <text:p text:style-name="P18"><text:soft-page-break/>• Indicar el nombre del departamento y la media de sus salarios</text:p>
      <text:p text:style-name="P18"/>
      <text:p text:style-name="P18"/>
      <text:p text:style-name="P18"/>
      <text:p text:style-name="P18">• Mostrar el nombre del departamento, el del manager a cargo y la ciudad a la</text:p>
      <text:p text:style-name="P18">que pertenece. Debemos usar la cláusula ON y/o la cláusula USING para</text:p>
      <text:p text:style-name="P18">realizar la operación</text:p>
      <text:p text:style-name="P18"/>
      <text:p text:style-name="P18"/>
      <text:p text:style-name="P18"/>
      <text:p text:style-name="P18">• Mostrar job_title, el department_name, el last_name de empleado y</text:p>
      <text:p text:style-name="P18">hire_date de todos los empleados que entraron entre el 2000 y el 2004.</text:p>
      <text:p text:style-name="P18">Usar cláusulas using</text:p>
      <text:p text:style-name="P18"/>
      <text:p text:style-name="P18"/>
      <text:p text:style-name="P18">• Mostrar el job_title y la media de los salarios de cada uno, siempre que la</text:p>
      <text:p text:style-name="P18">media supere los 7000</text:p>
      <text:p text:style-name="P18"/>
      <text:p text:style-name="P18"/>
      <text:p text:style-name="P18">• Mostrar el nombre de la región y el número de departamentos en cada una</text:p>
      <text:p text:style-name="P18">de las regiones</text:p>
      <text:p text:style-name="P18"/>
      <text:p text:style-name="P18"/>
      <text:p text:style-name="P18">• Mostrar el nombre del empleado, el departamento y el país donde trabaja</text:p>
      <text:p text:style-name="P18">(debemos usar la cláusual using)</text:p>
      <text:p text:style-name="P18"/>
      <text:p text:style-name="P18"/>
      <text:p text:style-name="P18"/>
      <text:list text:continue-numbering="true" text:style-name="L1">
        <text:list-item>
          <text:list>
            <text:list-item>
              <text:p text:style-name="P3">Practicas con otros joins</text:p>
            </text:list-item>
          </text:list>
        </text:list-item>
      </text:list>
      <text:p text:style-name="P15"/>
      <text:p text:style-name="P16">• Indicar el nombre del empleado y el de su jefe (SELF_JOIN de la tabla</text:p>
      <text:p text:style-name="P16">EMPLOYEES)</text:p>
      <text:p text:style-name="P16"/>
      <text:p text:style-name="P16"/>
      <text:p text:style-name="P16">• Indica el DEPARTMENT_NAME y la suma de salarios de ese departamento</text:p>
      <text:p text:style-name="P16">ordenados ascendentemente y que aparezcan también los DEPARTMENT_NAME que no tengan empleados.</text:p>
      <text:p text:style-name="P16"/>
      <text:p text:style-name="P16">•Visualizar la ciudad y el nombre del departamento, incluidas aquellas ciudades que no tengan departamento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text:continue-numbering="true" text:style-name="L1">
        <text:list-item>
          <text:p text:style-name="P3"><text:soft-page-break/>MODULO 12</text:p>
          <text:list>
            <text:list-item>
              <text:p text:style-name="P3">Practicas con subconsultas</text:p>
            </text:list-item>
          </text:list>
        </text:list-item>
      </text:list>
      <text:p text:style-name="P17">• Mostrar los compañeros que trabajan en el mismo departamento que</text:p>
      <text:p text:style-name="P18">John Chen</text:p>
      <text:p text:style-name="P18"/>
      <text:p text:style-name="P18"/>
      <text:p text:style-name="P18">• ¿Qué departamentos tienen su sede en Toronto?</text:p>
      <text:p text:style-name="P18"/>
      <text:p text:style-name="P18"/>
      <text:p text:style-name="P18">• Visualizar los empleados que tengan más de 5 empleados a su cargo.</text:p>
      <text:p text:style-name="P18"/>
      <text:p text:style-name="P18"/>
      <text:p text:style-name="P18">• ¿En qué ciudad trabajar Guy Himuro?</text:p>
      <text:p text:style-name="P18"/>
      <text:p text:style-name="P18"/>
      <text:p text:style-name="P18">• ¿Qué empleados tienen el salario mínimo?</text:p>
      <text:p text:style-name="P18"/>
      <text:p text:style-name="P18"/>
      <text:p text:style-name="P18">• Mostrar los detalles de los departamentos en los cuales <text:span text:style-name="T2">el salario </text:span>máximo sea mayor a 10000.</text:p>
      <text:p text:style-name="P18"/>
      <text:p text:style-name="P18"/>
      <text:p text:style-name="P18">• Indicar los tipos de trabajo de los empleados que entraron en la empresa entre 2002 y 2003</text:p>
      <text:p text:style-name="P18"/>
      <text:p text:style-name="P18"/>
      <text:list text:continue-numbering="true" text:style-name="L1">
        <text:list-item>
          <text:list>
            <text:list-item>
              <text:p text:style-name="P3">Practicas con otras subconsultas</text:p>
            </text:list-item>
          </text:list>
        </text:list-item>
      </text:list>
      <text:p text:style-name="P24">• Seleccionar el nombre, salario y departamento de los empleados que</text:p>
      <text:p text:style-name="P25">ganen mas que cualquiera de los salarios máximos de los</text:p>
      <text:p text:style-name="P25">departamentos 50, 60 y 70. Usar el operador ANY</text:p>
      <text:p text:style-name="P25"/>
      <text:p text:style-name="P25"/>
      <text:p text:style-name="P25">• Indicar el nombre de los departamentos cuyo salario medio sea superior</text:p>
      <text:p text:style-name="P25">a 9000. Usar el operador IN</text:p>
      <text:p text:style-name="P25"/>
      <text:p text:style-name="P25"/>
      <text:p text:style-name="P25">• Indicar el nombre del empleado, el nombre del departamento, el salario</text:p>
      <text:p text:style-name="P25">de los empleados que tengan el salario máximo de su departamento.</text:p>
      <text:p text:style-name="P25">Ordenado por salario descendentemente. Usar el operador IN</text:p>
      <text:p text:style-name="P25"/>
      <text:p text:style-name="P25"/>
      <text:p text:style-name="P25"/>
      <text:p text:style-name="P25"/>
      <text:p text:style-name="P25"/>
      <text:p text:style-name="P25"/>
      <text:p text:style-name="P25">• Realizar la misma consulta anterior pero usando una subconsulta</text:p>
      <text:p text:style-name="P25">sincronizada</text:p>
      <text:p text:style-name="P25">• Indicar los datos de los empleados que ganen más que todos los</text:p>
      <text:p text:style-name="P25">empleados del departamento 100. Usar el operador ALL</text:p>
      <text:p text:style-name="P25"/>
      <text:p text:style-name="P25"/>
      <text:p text:style-name="P25"><text:soft-page-break/>• Mostrar los empleados que tienen el mayor salario de su departamento.</text:p>
      <text:p text:style-name="P25">Usar subconsultas sincronizadas.</text:p>
      <text:p text:style-name="P25"/>
      <text:p text:style-name="P25"/>
      <text:p text:style-name="P25">• Visualizar las ciudades en las que haya algún departamento. Debemos</text:p>
      <text:p text:style-name="P25">usar consultas sincronizadas y el operador EXISTS</text:p>
      <text:p text:style-name="P25"/>
      <text:p text:style-name="P25">• Visualizar el nombre de las regiones donde no hay departamentos. Usar</text:p>
      <text:p text:style-name="P25">subconsultas sincronizadas y el operador NOT EXISTS</text:p>
      <text:p text:style-name="P25"/>
      <text:p text:style-name="P18"/>
      <text:p text:style-name="P18"/>
      <text:list text:continue-numbering="true" text:style-name="L1">
        <text:list-item>
          <text:p text:style-name="P3">MODULO 13</text:p>
          <text:list>
            <text:list-item>
              <text:p text:style-name="P4">Practicas con operadores de <text:span text:style-name="T3">conjunto</text:span></text:p>
            </text:list-item>
          </text:list>
        </text:list-item>
      </text:list>
      <text:p text:style-name="P21">•Copiar y ejecutar en el SqlDeveloper las siguientes líneas. Debe crear 2</text:p>
      <text:p text:style-name="P22">tablas llamadas coches1 y coches2 y cargarla con datos. En un capítulo</text:p>
      <text:p text:style-name="P22">posterior veremos como crear tablas y como insertar datos en las</text:p>
      <text:p text:style-name="P22">mismas. Por ahora nos limitamos a crearlas</text:p>
      <text:p text:style-name="P22"/>
      <text:p text:style-name="P22"/>
      <text:p text:style-name="P22">•Probar los 4 operadores de conjunto: UNION, UNION ALL, INTSERSCT,</text:p>
      <text:p text:style-name="P22">MINUS</text:p>
      <text:p text:style-name="P17"/>
      <text:p text:style-name="P20"/>
      <text:list text:continue-numbering="true" text:style-name="L1">
        <text:list-item>
          <text:p text:style-name="P3">MODULO 14</text:p>
          <text:list>
            <text:list-item>
              <text:p text:style-name="P6">Practicas DML</text:p>
            </text:list-item>
          </text:list>
        </text:list-item>
      </text:list>
      <text:p text:style-name="P9">Insertar los siguientes datos en la tabla, indicando todas las columnas</text:p>
      <text:p text:style-name="P8"/>
      <text:p text:style-name="P8">• Insertar en la tabla PRODUCTOS2 las filas de la tabla PRODUCTOS</text:p>
      <text:p text:style-name="P8">que tengan más de 8 unidades. Comprobar las filas</text:p>
      <text:p text:style-name="P8"/>
      <text:p text:style-name="P8"/>
      <text:p text:style-name="P8">• Modificar el campo NOMBRE de la tabla PRODUCTOS y poner en</text:p>
      <text:p text:style-name="P8">mayúsculas el nombre de aquellas filas que valgan más de 50.</text:p>
      <text:p text:style-name="P8">o Comprobar el resultado</text:p>
      <text:p text:style-name="P8"/>
      <text:p text:style-name="P8"/>
      <text:p text:style-name="P8">• Modificar el precio de la tabla productos de aquellas filas cuyo nombre</text:p>
      <text:p text:style-name="P8">comienza por ‘T’. Debemos incrementarlo en 5. Comprobar el resultado</text:p>
      <text:p text:style-name="P8"/>
      <text:p text:style-name="P8"/>
      <text:p text:style-name="P8">• Borrar las filas de la tabla productos que tengan menos de 10 unidades</text:p>
      <text:p text:style-name="P8">o un valor nulo. Comprobar el resultado</text:p>
      <text:p text:style-name="P8"/>
      <text:p text:style-name="P8"/>
      <text:p text:style-name="P8">• Truncar la tabla PRODUCTOS2. Comprobar el resultado</text:p>
      <text:p text:style-name="P7"/>
      <text:p text:style-name="P7"/>
      <text:p text:style-name="P7"/>
      <text:list text:continue-numbering="true" text:style-name="L1">
        <text:list-item>
          <text:p text:style-name="P3"><text:soft-page-break/>MODULO 15</text:p>
          <text:list>
            <text:list-item>
              <text:p text:style-name="P4">Practicas con Transacciones</text:p>
            </text:list-item>
          </text:list>
        </text:list-item>
      </text:list>
      <text:p text:style-name="P17"/>
      <text:p text:style-name="P18">• Regresemos al primer SqlDeveloper</text:p>
      <text:p text:style-name="P18">o Hacer un DELETE de la fila</text:p>
      <text:p text:style-name="P18">o Comprobar que se ha borrado</text:p>
      <text:p text:style-name="P18">o Realizar un ROLLBACK</text:p>
      <text:p text:style-name="P18">o Comprobar que se ha recuperado.</text:p>
      <text:p text:style-name="P18"/>
      <text:p text:style-name="P18"/>
      <text:p text:style-name="P18">•Vamos a probar un SAVEPOINT</text:p>
      <text:p text:style-name="P18">o Realizamos estas dos operaciones</text:p>
      <text:p text:style-name="P18"/>
      <text:list text:continue-numbering="true" text:style-name="L1">
        <text:list-item>
          <text:p text:style-name="P3">MODULO 16</text:p>
          <text:list>
            <text:list-item>
              <text:p text:style-name="P4">Crear tablas y constraints</text:p>
            </text:list-item>
          </text:list>
        </text:list-item>
      </text:list>
      <text:p text:style-name="P21">• Comprobar con el comando DESC que existe y que tiene esa estructura</text:p>
      <text:p text:style-name="P22"/>
      <text:p text:style-name="P22">o Insertar algunas filas y comprobar que funciona la calve primaria y</text:p>
      <text:p text:style-name="P22">la clave única/not null</text:p>
      <text:p text:style-name="P22"/>
      <text:list text:continue-numbering="true" text:style-name="L1">
        <text:list-item>
          <text:list>
            <text:list-item>
              <text:p text:style-name="P5">Otros constraints y borrar tablas</text:p>
            </text:list-item>
          </text:list>
        </text:list-item>
      </text:list>
      <text:p text:style-name="P21">• Insertar una fila en PAISES, por ejemplo 28, ESTADOS UNIDOS</text:p>
      <text:p text:style-name="P22"/>
      <text:p text:style-name="P22">• Insertar otra fila con el nombre en minúsculas, por ejemplo 29, Francia.</text:p>
      <text:p text:style-name="P22">Debe generar un error de CHEK.</text:p>
      <text:p text:style-name="P22"/>
      <text:p text:style-name="P22">• Grabar la fila correctamente.</text:p>
      <text:p text:style-name="P22"/>
      <text:p text:style-name="P22">• Insertar alguna fila en la tabla CIUDADES, por ejemplo (1,NUEVA</text:p>
      <text:p text:style-name="P22">YORK,4000000,18) Debe funcionar correctamente porque cumple todas</text:p>
      <text:p text:style-name="P22">las constraints</text:p>
      <text:p text:style-name="P22"/>
      <text:p text:style-name="P22">• Intentar insertar una fila de algún país que no exista. Por ejemplo</text:p>
      <text:p text:style-name="P22">(2,ROMA,3000000,40). Debe generar un error ya que el país 40 no</text:p>
      <text:p text:style-name="P22">existe en la tabla PAISES</text:p>
      <text:p text:style-name="P22">• Insertar ITALIA con el código 40 en la tabla PAISES</text:p>
      <text:p text:style-name="P22">• Volver a insertar la fila con ROMA. Debería funcionar.</text:p>
      <text:p text:style-name="P22">• Intentar grabar una ciudad con el nombre en minúsculas. Debe generar</text:p>
      <text:p text:style-name="P22">un error</text:p>
      <text:p text:style-name="P22">• Intentar grabar una ciudad con una población de 0. Debe generar un</text:p>
      <text:p text:style-name="P22">error</text:p>
      <text:p text:style-name="P22">• Insertamos varias ciudades con poblaciones entre 1.000.000 y 5.000.000</text:p>
      <text:p text:style-name="P22">• Creamos una tabla denominada CIUDADES_PEQUE, basada en</text:p>
      <text:p text:style-name="P22">CIUDADES, pero solo con las que tengan una población inferior a 2.000.000. Lo hacemos mediante la opción de crear una tabla basada en</text:p>
      <text:p text:style-name="P22">otra</text:p>
      <text:p text:style-name="P22">• Añadimos la clave primaria a CIUDADES_PEQUE sobre la columna</text:p>
      <text:p text:style-name="P22">CODIGO</text:p>
      <text:p text:style-name="P22">• Añadimos una nueva columna a la tabla llamada BANDERA de tipo</text:p>
      <text:p text:style-name="P22"><text:soft-page-break/>VARCHAR2(100)</text:p>
      <text:p text:style-name="P22">• Añadimos alguna fila y comprobamos el resultado</text:p>
      <text:p text:style-name="P22">• Eliminamos la columna BANDERA</text:p>
      <text:p text:style-name="P22">• Borramos la tabla CIUDADES_PEQUE</text:p>
      <text:p text:style-name="P22"/>
      <text:p text:style-name="P22"/>
      <text:p text:style-name="P22"/>
      <text:p text:style-name="P20"/>
      <text:list text:continue-numbering="true" text:style-name="L1">
        <text:list-item>
          <text:list>
            <text:list-item>
              <text:p text:style-name="P5">Indices, secuencias y vistas</text:p>
            </text:list-item>
          </text:list>
        </text:list-item>
      </text:list>
      <text:p text:style-name="P20">• Crear una vista llamada CIUDADES_GRANDES con las ciudades que</text:p>
      <text:p text:style-name="P20">tengan más de 3.000.000 de habitantes</text:p>
      <text:p text:style-name="P20">• Comprobar que funciona</text:p>
      <text:p text:style-name="P20">• Crear una vista llamada CIUDADES_USA con las ciudades de Estados</text:p>
      <text:p text:style-name="P20">Unidos (código 18 según la práctica anterior)</text:p>
      <text:p text:style-name="P20">• Comprobar que funciona</text:p>
      <text:p text:style-name="P20">• Borrar las dos vistas</text:p>
      <text:p text:style-name="P20">• Crear un índice en la tabla ciudades sobre el nombre de la ciudad</text:p>
      <text:p text:style-name="P20">• Crear una secuencia denominada SEQ1, que comience por 1 y que</text:p>
      <text:p text:style-name="P20">devuelve números de 5 en cinco.</text:p>
      <text:p text:style-name="P20">• Insertar un par de países usando la secuencia como clave primaria, en</text:p>
      <text:p text:style-name="P20">vez de poner un número directamente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7:45:25.684776727</meta:creation-date>
    <dc:date>2025-01-09T14:02:29.819680555</dc:date>
    <meta:editing-duration>PT1H5M11S</meta:editing-duration>
    <meta:editing-cycles>9</meta:editing-cycles>
    <meta:generator>LibreOffice/7.5.5.2$Linux_X86_64 LibreOffice_project/50$Build-2</meta:generator>
    <meta:document-statistic meta:table-count="0" meta:image-count="0" meta:object-count="0" meta:page-count="11" meta:paragraph-count="265" meta:word-count="2222" meta:character-count="12654" meta:non-whitespace-character-count="10734"/>
  </office:meta>
</office:document-meta>
</file>